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fce8c" officeooo:paragraph-rsid="001fce8c" style:font-size-asian="18pt" style:font-size-complex="18pt"/>
    </style:style>
    <style:style style:name="P2" style:family="paragraph" style:parent-style-name="Standard">
      <style:text-properties fo:font-size="13pt" officeooo:rsid="001fce8c" officeooo:paragraph-rsid="001fce8c" style:font-size-asian="11.3500003814697pt" style:font-size-complex="13pt"/>
    </style:style>
    <style:style style:name="P3" style:family="paragraph" style:parent-style-name="Standard">
      <style:text-properties fo:font-size="13pt" officeooo:rsid="00200062" officeooo:paragraph-rsid="00200062" style:font-size-asian="11.3500003814697pt" style:font-size-complex="13pt"/>
    </style:style>
    <style:style style:name="P4" style:family="paragraph" style:parent-style-name="Standard">
      <style:text-properties fo:font-size="13pt" officeooo:rsid="00200062" officeooo:paragraph-rsid="0020de08" style:font-size-asian="11.3500003814697pt" style:font-size-complex="13pt"/>
    </style:style>
    <style:style style:name="T1" style:family="text">
      <style:text-properties officeooo:rsid="00200062"/>
    </style:style>
    <style:style style:name="T2" style:family="text">
      <style:text-properties officeooo:rsid="0020de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 GOAL</text:p>
      <text:p text:style-name="P1"/>
      <text:p text:style-name="P2">My goal is become a Software Engineer in my future at the same time I have to help cricketers to represent our nation.</text:p>
      <text:p text:style-name="P2"/>
      <text:p text:style-name="P1">Objectives </text:p>
      <text:p text:style-name="P1"/>
      <text:p text:style-name="P2">After 2 months my A/l results will release. </text:p>
      <text:p text:style-name="P2">After six months I will complete my course in Uki and become a good web developer.</text:p>
      <text:p text:style-name="P2">After one year I will join in university to do my degree.</text:p>
      <text:p text:style-name="P2">In the period of University I will start the trust <text:s/><text:span text:style-name="T1">with y mates </text:span>for <text:span text:style-name="T1">help cricketers.</text:span></text:p>
      <text:p text:style-name="P3">After five years I will become a Software Engineer.</text:p>
      <text:p text:style-name="P4">After that I will join a Software Company. At the same time <text:span text:style-name="T2">I will work on to start my own company.</text:span></text:p>
      <text:p text:style-name="P4"><text:span text:style-name="T2">After start my own company</text:span> <text:span text:style-name="T2">I will work on my trust more than past to make a way to our cricketers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10:11:11.689846196</meta:creation-date>
    <dc:date>2017-11-16T10:35:33.615223275</dc:date>
    <meta:editing-duration>PT3M41S</meta:editing-duration>
    <meta:editing-cycles>1</meta:editing-cycles>
    <meta:document-statistic meta:table-count="0" meta:image-count="0" meta:object-count="0" meta:page-count="1" meta:paragraph-count="10" meta:word-count="129" meta:character-count="652" meta:non-whitespace-character-count="530"/>
    <meta:generator>LibreOffice/5.1.6.2$Linux_X86_64 LibreOffice_project/10m0$Build-2</meta:generator>
  </office:meta>
</office:document-meta>
</file>